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E80000009DC2D9609C.png" manifest:media-type="image/png"/>
  <manifest:file-entry manifest:full-path="Pictures/10000B74000017F50000103FCD5BF0A8.svg" manifest:media-type="image/svg+xml"/>
  <manifest:file-entry manifest:full-path="Pictures/10000201000000E70000009C90C25503.png" manifest:media-type="image/png"/>
  <manifest:file-entry manifest:full-path="Pictures/10000B84000017D9000010239FF851C3.svg" manifest:media-type="image/svg+xml"/>
  <manifest:file-entry manifest:full-path="Pictures/10000201000000E80000009DCC4D5E2B.png" manifest:media-type="image/png"/>
  <manifest:file-entry manifest:full-path="Pictures/10000B69000017F50000103FF228A965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02cm" svg:stroke-color="#6666f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draw:stroke="dash" draw:stroke-dash="Ultrafine_20_2_20_Dots_20_3_20_Dashes" svg:stroke-width="0.102cm" svg:stroke-color="#6666f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draw:stroke="dash" draw:stroke-dash="Ultrafine_20_2_20_Dots_20_3_20_Dashes" svg:stroke-width="0.102cm" svg:stroke-color="#66cc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66cc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color="#ffffff"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5.778cm" svg:height="3.367cm" svg:x="2.745cm" svg:y="6.396cm">
          <draw:image xlink:href="Pictures/10000B69000017F50000103FF228A965.svg" xlink:type="simple" xlink:show="embed" xlink:actuate="onLoad">
            <text:p text:style-name="P1"><text:span text:style-name="T1">ERP</text:span></text:p>
          </draw:image>
          <draw:image xlink:href="Pictures/10000201000000E80000009DCC4D5E2B.png" xlink:type="simple" xlink:show="embed" xlink:actuate="onLoad"/>
        </draw:frame>
        <draw:frame draw:style-name="gr1" draw:text-style-name="P1" xml:id="id2" draw:id="id2" draw:layer="layout" svg:width="5.751cm" svg:height="3.345cm" svg:x="14.778cm" svg:y="6.407cm">
          <draw:image xlink:href="Pictures/10000B84000017D9000010239FF851C3.svg" xlink:type="simple" xlink:show="embed" xlink:actuate="onLoad">
            <text:p text:style-name="P1"><text:span text:style-name="T1">综合支付系统</text:span></text:p>
          </draw:image>
          <draw:image xlink:href="Pictures/10000201000000E70000009C90C25503.png" xlink:type="simple" xlink:show="embed" xlink:actuate="onLoad"/>
        </draw:frame>
        <draw:frame draw:style-name="gr1" draw:text-style-name="P1" xml:id="id4" draw:id="id4" draw:layer="layout" svg:width="5.778cm" svg:height="3.367cm" svg:x="29.893cm" svg:y="6.396cm">
          <draw:image xlink:href="Pictures/10000B74000017F50000103FCD5BF0A8.svg" xlink:type="simple" xlink:show="embed" xlink:actuate="onLoad">
            <text:p text:style-name="P1"><text:span text:style-name="T1">POSP</text:span></text:p>
          </draw:image>
          <draw:image xlink:href="Pictures/10000201000000E80000009DC2D9609C.png" xlink:type="simple" xlink:show="embed" xlink:actuate="onLoad"/>
        </draw:frame>
        <draw:custom-shape draw:style-name="gr2" draw:text-style-name="P2" xml:id="id3" draw:id="id3" draw:layer="layout" svg:width="5.284cm" svg:height="2.54cm" svg:x="22.568cm" svg:y="13.954cm">
          <text:p text:style-name="P2">消息队列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3" draw:text-style-name="P2" draw:layer="layout" draw:type="curve" draw:line-skew="-1.976cm" svg:x1="5.634cm" svg:y1="6.396cm" svg:x2="17.653cm" svg:y2="6.407cm" draw:start-shape="id1" draw:start-glue-point="0" draw:end-shape="id2" draw:end-glue-point="0" svg:d="M5634 6396c0-3714 12019-3719 12019 11" svg:viewBox="0 0 12020 2798">
          <text:p text:style-name="P2">商户数据</text:p>
        </draw:connector>
        <draw:connector draw:style-name="gr4" draw:text-style-name="P2" draw:layer="layout" draw:type="curve" svg:x1="17.653cm" svg:y1="9.752cm" svg:x2="22.568cm" svg:y2="15.224cm" draw:start-shape="id2" draw:start-glue-point="2" draw:end-shape="id3" draw:end-glue-point="5" svg:d="M17653 9752c0 3648 1638 5472 4915 5472" svg:viewBox="0 0 4916 5473">
          <text:p/>
        </draw:connector>
        <draw:connector draw:style-name="gr5" draw:text-style-name="P2" draw:layer="layout" draw:type="curve" svg:x1="27.852cm" svg:y1="15.224cm" svg:x2="32.782cm" svg:y2="9.763cm" draw:start-shape="id3" draw:start-glue-point="8" draw:end-shape="id4" draw:end-glue-point="2" svg:d="M27852 15224c3287 0 4930-1820 4930-5461" svg:viewBox="0 0 4931 5462">
          <text:p/>
        </draw:connector>
        <draw:connector draw:style-name="gr6" draw:text-style-name="P2" draw:layer="layout" draw:type="curve" draw:line-skew="1.788cm" svg:x1="17.653cm" svg:y1="9.752cm" svg:x2="5.634cm" svg:y2="9.763cm" draw:start-shape="id2" draw:start-glue-point="2" draw:end-shape="id1" svg:d="M17653 9752c0 3448-12019 3443-12019 11" svg:viewBox="0 0 12020 2587">
          <text:p text:style-name="P2">返回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2T23:52:53.551244804</meta:creation-date>
    <dc:date>2017-08-23T00:02:57.688221193</dc:date>
    <meta:editing-duration>PT7M9S</meta:editing-duration>
    <meta:editing-cycles>11</meta:editing-cycles>
    <meta:generator>LibreOffice/4.2.8.2$Linux_x86 LibreOffice_project/420m0$Build-2</meta:generator>
    <meta:document-statistic meta:object-count="8"/>
  </office:meta>
</office:document-meta>
</file>